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1.1cm" fo:min-width="1.35cm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5cm" svg:height="0.8cm" svg:x="2.559cm" svg:y="2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3.309cm" svg:y1="3cm" svg:x2="3.309cm" svg:y2="4cm" draw:start-shape="id1" draw:start-glue-point="6" draw:end-shape="id2" draw:end-glue-point="0" svg:d="M3309 3000v1000" svg:viewBox="0 0 1 1001">
          <text:p/>
        </draw:connector>
        <draw:connector draw:style-name="gr3" draw:text-style-name="P3" draw:layer="layout" svg:x1="3.309cm" svg:y1="5.4cm" svg:x2="3.309cm" svg:y2="6.4cm" draw:start-shape="id2" draw:start-glue-point="2" draw:end-shape="id3" draw:end-glue-point="0" svg:d="M3309 5400v1000" svg:viewBox="0 0 1 1001">
          <text:p/>
        </draw:connector>
        <draw:custom-shape draw:style-name="gr4" draw:text-style-name="P4" xml:id="id3" draw:id="id3" draw:layer="layout" svg:width="3.6cm" svg:height="1.4cm" svg:x="1.509cm" svg:y="6.4cm">
          <text:p text:style-name="P4">Inicializar grafo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309cm" svg:y1="7.8cm" svg:x2="3.309cm" svg:y2="8.9cm" draw:start-shape="id3" draw:start-glue-point="2" draw:end-shape="id4" draw:end-glue-point="0" svg:d="M3309 7800v1100" svg:viewBox="0 0 1 1101">
          <text:p/>
        </draw:connector>
        <draw:custom-shape draw:style-name="gr5" draw:text-style-name="P4" xml:id="id5" draw:id="id5" draw:layer="layout" svg:width="3.7cm" svg:height="2.7cm" svg:x="1.459cm" svg:y="11.5cm">
          <text:p text:style-name="P4">Para cada</text:p>
          <text:p text:style-name="P4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6" draw:id="id6" draw:layer="layout" svg:width="3.7cm" svg:height="2.7cm" svg:x="5.859cm" svg:y="11.5cm">
          <text:p text:style-name="P4">Para cada</text:p>
          <text:p text:style-name="P4">vertice i do</text:p>
          <text:p text:style-name="P4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7" draw:id="id7" draw:layer="layout" svg:width="3.7cm" svg:height="2.7cm" svg:x="10.359cm" svg:y="11.5cm">
          <text:p text:style-name="P4">Para cada</text:p>
          <text:p text:style-name="P4">vertice j entre</text:p>
          <text:p text:style-name="P4">0 e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8" draw:id="id8" draw:layer="layout" svg:width="3.7cm" svg:height="2.7cm" svg:x="15.159cm" svg:y="11.5cm">
          <text:p text:style-name="P4">peso(i→j) &lt; </text:p>
          <text:p text:style-name="P4">peso maxim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9" draw:id="id9" draw:layer="layout" svg:width="3.6cm" svg:height="1.4cm" svg:x="15.209cm" svg:y="15.1cm">
          <text:p text:style-name="P4">Criar aresta i→j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3.6cm" svg:height="1.4cm" svg:x="15.209cm" svg:y="17.4cm">
          <text:p text:style-name="P4">Criar aresta j→i</text:p>
          <draw:enhanced-geometry svg:viewBox="0 0 21600 21600" draw:type="rectangle" draw:enhanced-path="M 0 0 L 21600 0 21600 21600 0 21600 0 0 Z N"/>
        </draw:custom-shape>
        <draw:connector draw:style-name="gr3" draw:text-style-name="P3" xml:id="id11" draw:id="id11" draw:layer="layout" svg:x1="3.309cm" svg:y1="10.3cm" svg:x2="3.309cm" svg:y2="11.5cm" draw:start-shape="id4" draw:start-glue-point="2" draw:end-shape="id5" draw:end-glue-point="4" svg:d="M3309 10300v1200" svg:viewBox="0 0 1 1201">
          <text:p/>
        </draw:connector>
        <draw:connector draw:style-name="gr3" draw:text-style-name="P3" draw:layer="layout" svg:x1="5.159cm" svg:y1="12.85cm" svg:x2="5.859cm" svg:y2="12.85cm" draw:start-shape="id5" draw:start-glue-point="7" draw:end-shape="id6" draw:end-glue-point="5" svg:d="M5159 12850h700" svg:viewBox="0 0 701 1">
          <text:p/>
        </draw:connector>
        <draw:connector draw:style-name="gr3" draw:text-style-name="P3" draw:layer="layout" svg:x1="9.559cm" svg:y1="12.85cm" svg:x2="10.359cm" svg:y2="12.85cm" draw:start-shape="id6" draw:start-glue-point="7" draw:end-shape="id7" draw:end-glue-point="5" svg:d="M9559 12850h800" svg:viewBox="0 0 801 1">
          <text:p/>
        </draw:connector>
        <draw:connector draw:style-name="gr3" draw:text-style-name="P3" draw:layer="layout" svg:x1="14.059cm" svg:y1="12.85cm" svg:x2="15.159cm" svg:y2="12.85cm" draw:start-shape="id7" draw:start-glue-point="7" draw:end-shape="id8" draw:end-glue-point="5" svg:d="M14059 12850h1100" svg:viewBox="0 0 1101 1">
          <text:p/>
        </draw:connector>
        <draw:connector draw:style-name="gr3" draw:text-style-name="P3" draw:layer="layout" svg:x1="17.009cm" svg:y1="14.2cm" svg:x2="17.009cm" svg:y2="15.1cm" draw:start-shape="id8" draw:start-glue-point="6" draw:end-shape="id9" draw:end-glue-point="0" svg:d="M17009 14200v900" svg:viewBox="0 0 1 901">
          <text:p/>
        </draw:connector>
        <draw:connector draw:style-name="gr3" draw:text-style-name="P3" draw:layer="layout" svg:x1="17.009cm" svg:y1="16.5cm" svg:x2="17.009cm" svg:y2="17.4cm" draw:start-shape="id9" draw:start-glue-point="2" draw:end-shape="id10" draw:end-glue-point="0" svg:d="M17009 16500v900" svg:viewBox="0 0 1 901">
          <text:p/>
        </draw:connector>
        <draw:custom-shape draw:style-name="gr4" draw:text-style-name="P4" xml:id="id2" draw:id="id2" draw:layer="layout" svg:width="3.6cm" svg:height="1.4cm" svg:x="1.509cm" svg:y="4cm">
          <text:p text:style-name="P4">Calcular tamanho</text:p>
          <text:p text:style-name="P4">dos grafo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6cm" svg:height="1.4cm" svg:x="1.509cm" svg:y="8.9cm">
          <text:p text:style-name="P4">Inserir palavras</text:p>
          <text:p text:style-name="P4">nos graf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7.709cm" svg:y1="11.5cm" svg:x2="3.309cm" svg:y2="10.9cm" draw:start-shape="id6" draw:start-glue-point="4" draw:end-shape="id11" draw:end-glue-point="0" svg:d="M7709 11500v-600h-4400" svg:viewBox="0 0 4401 601">
          <text:p/>
        </draw:connector>
        <draw:connector draw:style-name="gr3" draw:text-style-name="P3" draw:layer="layout" draw:line-skew="0.298cm" svg:x1="12.209cm" svg:y1="14.2cm" svg:x2="7.709cm" svg:y2="14.2cm" draw:start-shape="id7" draw:start-glue-point="6" draw:end-shape="id6" draw:end-glue-point="6" svg:d="M12209 14200v800h-4500v-800" svg:viewBox="0 0 4501 801">
          <text:p/>
        </draw:connector>
        <draw:connector draw:style-name="gr3" draw:text-style-name="P3" draw:layer="layout" svg:x1="17.009cm" svg:y1="18.8cm" svg:x2="18.859cm" svg:y2="12.85cm" draw:start-shape="id10" draw:start-glue-point="2" draw:end-shape="id8" draw:end-glue-point="7" svg:d="M17009 18800v501h2352v-6451h-502" svg:viewBox="0 0 2353 6452">
          <text:p/>
        </draw:connector>
        <draw:connector draw:style-name="gr3" draw:text-style-name="P3" draw:layer="layout" draw:line-skew="-0.299cm" svg:x1="17.009cm" svg:y1="11.5cm" svg:x2="12.209cm" svg:y2="11.5cm" draw:start-shape="id8" draw:start-glue-point="4" draw:end-shape="id7" draw:end-glue-point="4" svg:d="M17009 11500v-800h-4800v800" svg:viewBox="0 0 4801 801">
          <text:p/>
        </draw:connector>
        <draw:custom-shape draw:style-name="gr6" draw:text-style-name="P1" xml:id="id12" draw:id="id12" draw:layer="layout" svg:width="1.5cm" svg:height="0.8cm" svg:x="2.559cm" svg:y="15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3.309cm" svg:y1="14.2cm" svg:x2="3.309cm" svg:y2="15.2cm" draw:start-shape="id5" draw:start-glue-point="6" draw:end-shape="id12" draw:end-glue-point="4" svg:d="M3309 142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1:09:03.744097570</meta:creation-date>
    <dc:date>2016-12-11T01:47:14.150387358</dc:date>
    <meta:editing-duration>PT25M47S</meta:editing-duration>
    <meta:editing-cycles>7</meta:editing-cycles>
    <meta:generator>LibreOffice/5.2.3.3$Linux_X86_64 LibreOffice_project/20m0$Build-3</meta:generator>
    <meta:document-statistic meta:object-count="25"/>
  </office:meta>
</office:document-meta>
</file>